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se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urnemou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rnle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ls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ystal Pala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t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ll Ci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ces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verpo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n Ci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 Ut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sbroug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ke Ci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nderla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ansea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ur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tf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st Br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st H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23:04:04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8T22:31:44.649000000</meta:creation-date>
    <dc:date>2022-07-18T23:04:54.520000000</dc:date>
    <meta:editing-duration>PT9M3S</meta:editing-duration>
    <meta:editing-cycles>4</meta:editing-cycles>
    <meta:generator>LibreOffice/6.3.4.2$Windows_X86_64 LibreOffice_project/60da17e045e08f1793c57c00ba83cdfce946d0aa</meta:generator>
    <meta:document-statistic meta:table-count="1" meta:cell-count="42" meta:object-count="0"/>
  </office:meta>
</office:document-meta>
</file>